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855" officeooo:paragraph-rsid="001c5855"/>
    </style:style>
    <style:style style:name="P2" style:family="paragraph" style:parent-style-name="Standard">
      <style:text-properties officeooo:rsid="001dca46" officeooo:paragraph-rsid="001dca46"/>
    </style:style>
    <style:style style:name="P3" style:family="paragraph" style:parent-style-name="Standard">
      <style:text-properties officeooo:rsid="001eafb4" officeooo:paragraph-rsid="001eafb4"/>
    </style:style>
    <style:style style:name="P4" style:family="paragraph" style:parent-style-name="Standard">
      <style:text-properties officeooo:rsid="001fd579" officeooo:paragraph-rsid="001fd579"/>
    </style:style>
    <style:style style:name="P5" style:family="paragraph" style:parent-style-name="Standard">
      <style:text-properties officeooo:rsid="00208b3a" officeooo:paragraph-rsid="00208b3a"/>
    </style:style>
    <style:style style:name="P6" style:family="paragraph" style:parent-style-name="Standard">
      <style:text-properties officeooo:rsid="002188ef" officeooo:paragraph-rsid="002188ef"/>
    </style:style>
    <style:style style:name="T1" style:family="text">
      <style:text-properties officeooo:rsid="001eaf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Primeiro ele coloca o valor de em R3 e depois coloca em R0 para retornar.</text:p>
      <text:p text:style-name="P1">2)’’</text:p>
      <text:p text:style-name="P2">3) Na funcao, o programa usa os registradores R3 e R4 para retornar o valor do tipo double.</text:p>
      <text:p text:style-name="P2">R3 é mais significativo, <text:s/>R4 é menos significativo. Logo depois, ele joga R3 em R0 e R4 em R1.</text:p>
      <text:p text:style-name="P2">4)<text:span text:style-name="T1">O parametro da funcao do tipo int é passado em R0. </text:span></text:p>
      <text:p text:style-name="P3">5)O parametro da funcao do tipo float é passaod de R3 e depois em R0.</text:p>
      <text:p text:style-name="P3">6)Na funcao double, o parametro é passado em R4 e R3, logo depois R4 em R1 e R3 em R0.</text:p>
      <text:p text:style-name="P3">7)Na function4, o primeiro, segundo e terceiro parametros são passados nos registradores R0, R1 e R2 respectivamente.</text:p>
      <text:p text:style-name="P3">8)Na function5, os valores <text:s/>1, 2, 3, 4 são passados nos registradores R0, R1, R2, R3 respectivamente. Os valores <text:s/>5, 6, 7 são passados através da pilha.</text:p>
      <text:p text:style-name="P4">9)No progrma 4c</text:p>
      <text:p text:style-name="P4">a1:</text:p>
      <text:p text:style-name="P4">O valor da variavel é jogado em R3, e depois é feito um str em R7 deslocado de #28.</text:p>
      <text:p text:style-name="P4">b1:</text:p>
      <text:p text:style-name="P4"><text:s/>feito um ldr em R3 de PC deslocado #44 e depois é feito um str rm R3 de R7 deslocado #44.</text:p>
      <text:p text:style-name="P4">b2: </text:p>
      <text:p text:style-name="P4">é feito um ldr em R4 e R3 de PC deslocado #36, #28 respectivamente e depois é feito um str em R3, <text:s/>R4 de R7 deslocado de #16 e #20 respectivamente.</text:p>
      <text:p text:style-name="P4"/>
      <text:p text:style-name="P5">A2:</text:p>
      <text:p text:style-name="P5">é feito um ldr em R3 de R7 deslocado de #28, anteriormente foi armazenado o valor de a1 nessa posição. Finalmente, é feito um str do valor de R3 para R7 deslocado de #12.</text:p>
      <text:p text:style-name="P5">b2: </text:p>
      <text:p text:style-name="P5">é feito um ldr em R3 de R7 deslocado de #24, anteriormente foi armazenado o valor de a1 nessa posição. Finalmente, é feito um str do valor de R3 para R7 deslocado de #8.</text:p>
      <text:p text:style-name="P5">c2:</text:p>
      <text:p text:style-name="P5">é feito um ldr em R3 e R4 de R7 deslocado #16(+significativo) e #20(-significativo) e depois um str do valor de R3 e R4 para R7 deslocado de #0 e #4. </text:p>
      <text:p text:style-name="P6">10)</text:p>
      <text:p text:style-name="P6"/>
      <text:p text:style-name="P6">0,1(10) = 0,00011001100110011001100(2)</text:p>
      <text:p text:style-name="P6">0,00011001100110011001100(2) = <text:s/>0,00011001100110011001100(2) * 2 ^0</text:p>
      <text:p text:style-name="P6">Expoente: 0 + 127(10) = 127(10) = 0111 1111(2)</text:p>
      <text:p text:style-name="P6">0 01111111 <text:s/>00011001100110011001100</text:p>
      <text:p text:style-name="P6"/>
      <text:p text:style-name="P6">-13,625(10) = 1101,101(2)</text:p>
      <text:p text:style-name="P6">1101,101(2) = 1,101101(2)*2^3</text:p>
      <text:p text:style-name="P6">Expoente: 3(10) + 127(10) = 130(10)</text:p>
      <text:p text:style-name="P6">1 100000010 1011010000000000000000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6:06:06.591173761</meta:creation-date>
    <dc:date>2018-03-26T07:15:06.296870000</dc:date>
    <meta:editing-duration>PT26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359" meta:character-count="1897" meta:non-whitespace-character-count="1558"/>
  </office:meta>
</office:document-meta>
</file>